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3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800080"/>
      <style:text-properties fo:color="#dddddd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4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5" calcext:value-type="float">
            <text:p>2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2" calcext:value-type="float">
            <text:p>4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Soft" office:value-type="string" calcext:value-type="string">
            <text:p>Mar</text:p>
          </table:table-cell>
          <table:table-cell table:style-name="Soft" office:value-type="float" office:value="2" calcext:value-type="float">
            <text:p>2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4" calcext:value-type="float">
            <text:p>4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5" calcext:value-type="float">
            <text:p>5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Ven</text:p>
          </table:table-cell>
          <table:table-cell table:style-name="ml" office:value-type="float" office:value="5" calcext:value-type="float">
            <text:p>5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Intro Big Data et MapReduce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er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Soft" office:value-type="string" calcext:value-type="string">
            <text:p>Mar</text:p>
          </table:table-cell>
          <table:table-cell table:style-name="Soft" office:value-type="float" office:value="7" calcext:value-type="float">
            <text:p>7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6"/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8" calcext:value-type="float">
            <text:p>8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9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8" calcext:value-type="float">
            <text:p>8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Spark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9" calcext:value-type="float">
            <text:p>9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Autre" office:value-type="string" calcext:value-type="string">
            <text:p>Mar</text:p>
          </table:table-cell>
          <table:table-cell table:style-name="Autre" office:value-type="float" office:value="12" calcext:value-type="float">
            <text:p>12</text:p>
          </table:table-cell>
          <table:table-cell table:style-name="Autre" office:value-type="string" calcext:value-type="string">
            <text:p>DP100 le matin + projet final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3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3" office:value-type="string" calcext:value-type="string" table:number-columns-spanned="1" table:number-rows-spanned="5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24" calcext:value-type="float">
            <text:p>24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Lun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6"/>
          <table:table-cell table:style-name="ce23" table:number-columns-repeated="6"/>
          <table:table-cell table:style-name="ce141" office:value-type="string" calcext:value-type="string">
            <text:p>à faire : séries temp, ANN+CNN+keras</text:p>
          </table:table-cell>
          <table:table-cell table:style-name="ce23" table:number-columns-repeated="14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64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64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64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Live Veille sur Big Data, système de stockage distribué, Spark, MapReduce,…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Intro Databricks et 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MapReduce + count words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1:26:27.284522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meta:creation-date>2019-10-24T11:03:45Z</meta:creation-date>
    <dc:date>2020-04-21T11:55:33.511817793</dc:date>
    <meta:editing-cycles>398</meta:editing-cycles>
    <meta:editing-duration>PT4H45M36S</meta:editing-duration>
    <meta:document-statistic meta:table-count="32" meta:cell-count="1745" meta:object-count="0"/>
  </office:meta>
</office:document-meta>
</file>